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Roboto" svg:font-family="Roboto, sans-serif"/>
    <style:font-face style:name="monospace" svg:font-family="monospace, serif"/>
    <style:font-face style:name="PT Astra Serif" svg:font-family="'PT Astra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ef2" officeooo:paragraph-rsid="000f8ef2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Roboto" fo:font-size="12pt" fo:font-weight="bold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normal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font-name="monospace" fo:font-size="12pt" fo:letter-spacing="normal" fo:font-style="normal" fo:font-weight="normal" fo:background-color="#ffffff" loext:padding="0cm" loext:border="none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padding="0cm" fo:border="none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padding="0cm" fo:border="none"/>
      <style:text-properties fo:font-variant="normal" fo:text-transform="none" fo:color="#000000" style:font-name="monospace" fo:font-size="12pt" fo:letter-spacing="normal" fo:font-style="normal" fo:font-weight="normal" fo:background-color="#ffffff" loext:padding="0cm" loext:border="none"/>
    </style:style>
    <style:style style:name="T1" style:family="text">
      <style:text-properties fo:font-variant="normal" fo:text-transform="none" fo:color="#000000" style:font-name="Roboto" fo:font-size="12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fo:background-color="#fdf6e3" loext:char-shading-value="0" loext:padding="0cm" loext:border="none"/>
    </style:style>
    <style:style style:name="T3" style:family="text">
      <style:text-properties fo:font-variant="normal" fo:text-transform="none" fo:color="#000000" fo:letter-spacing="normal" fo:background-color="#fdf6e3" loext:char-shading-value="0" loext:padding="0cm" loext:border="none"/>
    </style:style>
    <style:style style:name="T4" style:family="text">
      <style:text-properties fo:font-variant="normal" fo:text-transform="none" fo:color="#000000" fo:font-size="12pt" fo:letter-spacing="normal" fo:font-style="normal" fo:font-weight="normal" fo:background-color="#ffffff" loext:char-shading-value="0" loext:padding="0cm" loext:border="none"/>
    </style:style>
    <style:style style:name="T5" style:family="text">
      <style:text-properties fo:font-variant="normal" fo:text-transform="none" fo:color="#00a8ff" style:text-line-through-style="none" style:text-line-through-type="none" style:font-name="Roboto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fo:color="#859900" style:font-name="Consolas" fo:font-size="12pt" fo:letter-spacing="normal" fo:font-style="normal" fo:font-weight="normal" fo:background-color="#fdf6e3" loext:char-shading-value="0" loext:padding="0cm" loext:border="none"/>
    </style:style>
    <style:style style:name="T7" style:family="text">
      <style:text-properties fo:font-variant="normal" fo:text-transform="none" fo:color="#268bd2" style:font-name="Consolas" fo:font-size="12pt" fo:letter-spacing="normal" fo:font-style="normal" fo:font-weight="normal" fo:background-color="#fdf6e3" loext:char-shading-value="0" loext:padding="0cm" loext:border="none"/>
    </style:style>
    <style:style style:name="T8" style:family="text">
      <style:text-properties fo:font-variant="normal" fo:text-transform="none" fo:color="#93a1a1" style:font-name="Consolas" fo:font-size="12pt" fo:letter-spacing="normal" fo:font-style="normal" fo:font-weight="normal" fo:background-color="#fdf6e3" loext:char-shading-value="0" loext:padding="0cm" loext:border="none"/>
    </style:style>
    <style:style style:name="T9" style:family="text">
      <style:text-properties fo:font-variant="normal" fo:text-transform="none" fo:color="#93a1a1" fo:letter-spacing="normal" fo:background-color="#fdf6e3" loext:char-shading-value="0" loext:padding="0cm" loext:border="none"/>
    </style:style>
    <style:style style:name="T10" style:family="text">
      <style:text-properties fo:font-variant="normal" fo:text-transform="none" fo:color="#2aa198" style:font-name="Consolas" fo:font-size="12pt" fo:letter-spacing="normal" fo:font-style="normal" fo:font-weight="normal" fo:background-color="#fdf6e3" loext:char-shading-value="0" loext:padding="0cm" loext:border="none"/>
    </style:style>
    <style:style style:name="T11" style:family="text">
      <style:text-properties fo:font-variant="normal" fo:text-transform="none" fo:color="#222222" style:font-name="Roboto" fo:font-size="12pt" fo:letter-spacing="normal" fo:font-style="normal" fo:font-weight="normal" fo:background-color="#ffffff" loext:char-shading-value="0" style:font-name-asian="Roboto" style:font-size-asian="12pt" style:font-style-asian="normal" style:font-weight-asian="normal" style:font-name-complex="Roboto" style:font-size-complex="12pt" style:font-style-complex="normal" style:font-weight-complex="normal" loext:padding="0cm" loext:border="none"/>
    </style:style>
    <style:style style:name="T12" style:family="text">
      <style:text-properties loext:padding="0cm" loext:border="none"/>
    </style:style>
    <style:style style:name="T13" style:family="text">
      <style:text-properties officeooo:rsid="000faed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ember7592">
        <text:section text:style-name="Sect1" text:name="ember7593">
          <text:p text:style-name="P2">Пример для самостоятельных экспериментов</text:p>
          <text:p text:style-name="P3"/>
          <text:p text:style-name="P4"><text:span text:style-name="T1">Другой пример, на котором можно увидеть, как применяются указатели на функции — это библиотека </text:span><text:a xlink:type="simple" xlink:href="https://ru.wikipedia.org/wiki/Expat" text:style-name="Internet_20_link" text:visited-style-name="Visited_20_Internet_20_Link"><text:span text:style-name="T5">Expat</text:span></text:a><text:span text:style-name="T1"> для парсинга XML. Библиотека Expat реализует так называемый </text:span><text:a xlink:type="simple" xlink:href="https://ru.wikipedia.org/wiki/SAX" text:style-name="Internet_20_link" text:visited-style-name="Visited_20_Internet_20_Link"><text:span text:style-name="T5">SAX</text:span></text:a><text:span text:style-name="T1">-парсер. Когда в процессе разбора XML встречается, например, новый тег, то вызывается пользовательская функция для обработки этого события. Для того, чтобы установить свою функцию обработки, в библиотеку нужно передать указатель на эту функцию.</text:span></text:p>
          <text:p text:style-name="P3"/>
          <text:p text:style-name="P5"><text:tab/>Ниже приведён пример кода с использованием библиотеки Expat, который разбирает XML и выводит содержимое тегов "title".</text:p>
          <text:p text:style-name="P3"/>
          <text:p text:style-name="P3"><text:tab/><text:span text:style-name="T13">&lt;rss.cpp&gt;</text:span></text:p>
          <text:p text:style-name="P6"><text:span text:style-name="Source_20_Text"><text:span text:style-name="T1"/></text:span></text:p>
          <text:p text:style-name="P6"><text:span text:style-name="Source_20_Text"><text:span text:style-name="T1"><text:tab/></text:span></text:span><text:span text:style-name="T1">Этот код можно использовать, например, для того, чтобы вывести все заголовки новостей из какого-нибудь RSS-потока. Например, можно скачать какой-нибудь RSS файл:</text:span></text:p>
          <text:p text:style-name="P7"><text:span text:style-name="Source_20_Text"><text:span text:style-name="T2">wget </text:span></text:span><text:span text:style-name="Source_20_Text"><text:span text:style-name="T10">"https://stackoverflow.com/feeds/tag?tagnames=c%2b%2b&amp;sort=newest"</text:span></text:span><text:span text:style-name="Source_20_Text"><text:span text:style-name="T2"> -O rss.xml</text:span></text:span></text:p>
          <text:p text:style-name="P10">(в этом примере скачиваются последние темы с сайта StackOverflow с тегом "c++").</text:p>
          <text:p text:style-name="P8">Для того, чтобы скомпилировать этот код, вам потребуется установить библиотеку Expat.</text:p>
          <text:p text:style-name="P10">В Ubuntu это можно сделать следующей командой:</text:p>
          <text:p text:style-name="P7"><text:span text:style-name="Source_20_Text"><text:span text:style-name="T2">sudo apt install libexpat1-dev</text:span></text:span></text:p>
          <text:p text:style-name="P10">При компиляции нужно указать, что используется библиотека expat (это нужно для линковщика). </text:p>
          <text:p text:style-name="P7"><text:span text:style-name="Source_20_Text"><text:span text:style-name="T2">g++ rss.cpp -o rss -lexpat</text:span></text:span></text:p>
          <text:p text:style-name="P10">Попробуйте поэкспериментировать с этим кодом, например, улучшить его или написать свой парсер для какого-нибудь другого типа XML документов.</text:p>
        </text:section>
      </text:section>
      <text:p text:style-name="Standard"><draw:frame draw:style-name="fr1" draw:name="Frame1" text:anchor-type="char" svg:width="0.041cm" draw:z-index="0"><draw:text-box fo:min-height="0.041cm"><text:p text:style-name="Text_20_body"/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Courier, monospace"/>
    <style:font-face style:name="Roboto" svg:font-family="Roboto, sans-serif"/>
    <style:font-face style:name="monospace" svg:font-family="monospace, serif"/>
    <style:font-face style:name="PT Astra Serif" svg:font-family="'PT Astra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onaco" style:font-family-asian="Monaco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onaco" style:font-family-asian="Monaco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Golgovsky</meta:initial-creator>
    <meta:creation-date>2016-11-25T15:18:31.876414238</meta:creation-date>
    <dc:date>2017-10-30T12:05:42.626657295</dc:date>
    <meta:editing-duration>PT3M5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1" meta:paragraph-count="14" meta:word-count="170" meta:character-count="1321" meta:non-whitespace-character-count="1158"/>
  </office:meta>
</office:document-meta>
</file>